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ro1" style:family="table-row">
      <style:table-row-properties style:row-height="21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4" style:family="table-cell" style:parent-style-name="Default">
      <style:table-cell-properties fo:wrap-option="wrap" style:vertical-align="middle"/>
      <style:text-properties fo:hyphenate="true"/>
    </style:style>
    <style:style style:name="ce17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7"/>
        <table:table-row table:style-name="ro1">
          <table:table-cell table:style-name="ce13" office:value-type="string" calcext:value-type="string">
            <text:p>N°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string" calcext:value-type="string">
            <text:p>ATTENDU</text:p>
          </table:table-cell>
          <table:table-cell table:style-name="ce13" office:value-type="string" calcext:value-type="string">
            <text:p>RESULTAT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llumer le système</text:p>
          </table:table-cell>
          <table:table-cell table:style-name="ce13" office:value-type="string" calcext:value-type="string">
            <text:p>Allumage de l’écran, de la balance ainsi que de la Raspberry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ancer le programme de pesée</text:p>
          </table:table-cell>
          <table:table-cell table:style-name="ce13" office:value-type="string" calcext:value-type="string">
            <text:p>Mise en route du programme en attente de pesée et initialisation des BDD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ffichage du gaspillage de pain</text:p>
          </table:table-cell>
          <table:table-cell table:style-name="ce13" office:value-type="string" calcext:value-type="string">
            <text:p>Affichage des statistiques de gaspillage de pain sur l’écran ainsi que des graphiques comparatifs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vertissement du surplus de gaspillage</text:p>
          </table:table-cell>
          <table:table-cell table:style-name="ce13" office:value-type="string" calcext:value-type="string">
            <text:p>Messages préventifs sur le gaspillage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Remise à zéro de la table des poids de la journée</text:p>
          </table:table-cell>
          <table:table-cell table:style-name="ce13" office:value-type="string" calcext:value-type="string">
            <text:p>Vidage de la table contenant le poids de la veille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Stockage du poids total de la journée dans une table spéciale</text:p>
          </table:table-cell>
          <table:table-cell table:style-name="ce13" office:value-type="string" calcext:value-type="string">
            <text:p>Poids associé au numéro du jour correspondant dans la table poids_semaine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Éteindre le système</text:p>
          </table:table-cell>
          <table:table-cell table:style-name="ce13" office:value-type="string" calcext:value-type="string">
            <text:p>Extinction des différents appareils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4" table:number-columns-repeated="4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Fiche de recette pour le site internet</text:p>
          </table:table-cell>
          <table:table-cell table:style-name="ce6" table:number-columns-repeated="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string" calcext:value-type="string">
            <text:p>N°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string" calcext:value-type="string">
            <text:p>ATTENDU</text:p>
          </table:table-cell>
          <table:table-cell table:style-name="ce13" office:value-type="string" calcext:value-type="string">
            <text:p>RESULTAT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ensibiliser sur le gaspillage de pain</text:p>
          </table:table-cell>
          <table:table-cell table:style-name="ce13" office:value-type="string" calcext:value-type="string">
            <text:p>Les graphiques affichent la quantité de pain gaspillé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Comparer le gaspillage quotidien / hebdomadaire</text:p>
          </table:table-cell>
          <table:table-cell table:style-name="ce13" office:value-type="string" calcext:value-type="string">
            <text:p>On observe la quantité de pain gaspillé pour le jour et la semaine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Mémoriser la quantité totale de pain gâché</text:p>
          </table:table-cell>
          <table:table-cell table:style-name="ce13" office:value-type="string" calcext:value-type="string">
            <text:p>On affiche la quantité de pain gaché depuis l’installation du gachimètre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vertissement du surplus de gaspillage</text:p>
          </table:table-cell>
          <table:table-cell table:style-name="ce13" office:value-type="string" calcext:value-type="string">
            <text:p>Messages préventifs sur le gaspillage</text:p>
          </table:table-cell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1" table:number-rows-repeated="19">
          <table:table-cell table:style-name="ce4" table:number-columns-repeated="11"/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08:14:17.457875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1:40:27.221826874</meta:creation-date>
    <dc:date>2019-02-04T08:26:39.213017769</dc:date>
    <meta:editing-duration>PT46M53S</meta:editing-duration>
    <meta:editing-cycles>9</meta:editing-cycles>
    <meta:generator>LibreOffice/6.0.1.1$Linux_X86_64 LibreOffice_project/00m0$Build-1</meta:generator>
    <dc:creator>Gregoire Marchand</dc:creator>
    <meta:document-statistic meta:table-count="1" meta:cell-count="42" meta:object-count="0"/>
  </office:meta>
</office:document-meta>
</file>